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705cm"/>
    </style:style>
    <style:style style:name="co2" style:family="table-column">
      <style:table-column-properties fo:break-before="auto" style:column-width="10.973cm"/>
    </style:style>
    <style:style style:name="co3" style:family="table-column">
      <style:table-column-properties fo:break-before="auto" style:column-width="7.763cm"/>
    </style:style>
    <style:style style:name="co4" style:family="table-column">
      <style:table-column-properties fo:break-before="auto" style:column-width="5.75cm"/>
    </style:style>
    <style:style style:name="co5" style:family="table-column">
      <style:table-column-properties fo:break-before="auto" style:column-width="5.223cm"/>
    </style:style>
    <style:style style:name="co6" style:family="table-column">
      <style:table-column-properties fo:break-before="auto" style:column-width="7.163cm"/>
    </style:style>
    <style:style style:name="co7" style:family="table-column">
      <style:table-column-properties fo:break-before="auto" style:column-width="6.879cm"/>
    </style:style>
    <style:style style:name="co8" style:family="table-column">
      <style:table-column-properties fo:break-before="auto" style:column-width="4.868cm"/>
    </style:style>
    <style:style style:name="co9" style:family="table-column">
      <style:table-column-properties fo:break-before="auto" style:column-width="5.009cm"/>
    </style:style>
    <style:style style:name="co10" style:family="table-column">
      <style:table-column-properties fo:break-before="auto" style:column-width="4.4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10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 office:value-type="string">
            <text:p>Imaging Modality</text:p>
          </table:table-cell>
          <table:table-cell office:value-type="string">
            <text:p>Organ/ Body part</text:p>
          </table:table-cell>
          <table:table-cell office:value-type="string">
            <text:p>View </text:p>
          </table:table-cell>
          <table:table-cell office:value-type="string">
            <text:p>Clinical Details</text:p>
          </table:table-cell>
          <table:table-cell office:value-type="string">
            <text:p>Precaution for the test</text:p>
          </table:table-cell>
          <table:table-cell office:value-type="string">
            <text:p>Contrast Material ( if required )</text:p>
          </table:table-cell>
          <table:table-cell office:value-type="string">
            <text:p>Sedation ( if required )</text:p>
          </table:table-cell>
          <table:table-cell office:value-type="string">
            <text:p>Findings of the study</text:p>
          </table:table-cell>
          <table:table-cell office:value-type="string">
            <text:p>Impression</text:p>
          </table:table-cell>
          <table:table-cell office:value-type="string">
            <text:p>Recommendations</text:p>
          </table:table-cell>
          <table:table-cell table:number-columns-repeated="1014"/>
        </table:table-row>
        <table:table-row table:style-name="ro1">
          <table:table-cell office:value-type="string">
            <text:p>Computed Tomography</text:p>
          </table:table-cell>
          <table:table-cell office:value-type="string">
            <text:p>Cardiac for Calcium scoring</text:p>
          </table:table-cell>
          <table:table-cell table:number-columns-repeated="1022"/>
        </table:table-row>
        <table:table-row table:style-name="ro1">
          <table:table-cell office:value-type="string">
            <text:p>Computed Tomography</text:p>
          </table:table-cell>
          <table:table-cell office:value-type="string">
            <text:p>Amdomen and Pelvis</text:p>
          </table:table-cell>
          <table:table-cell table:number-columns-repeated="1022"/>
        </table:table-row>
        <table:table-row table:style-name="ro1">
          <table:table-cell office:value-type="string">
            <text:p>Computed Tomography</text:p>
          </table:table-cell>
          <table:table-cell office:value-type="string">
            <text:p>Angiography</text:p>
          </table:table-cell>
          <table:table-cell table:number-columns-repeated="1022"/>
        </table:table-row>
        <table:table-row table:style-name="ro1">
          <table:table-cell office:value-type="string">
            <text:p>Computed Tomography</text:p>
          </table:table-cell>
          <table:table-cell office:value-type="string">
            <text:p>Body </text:p>
          </table:table-cell>
          <table:table-cell table:number-columns-repeated="1022"/>
        </table:table-row>
        <table:table-row table:style-name="ro1">
          <table:table-cell office:value-type="string">
            <text:p>Computed Tomography</text:p>
          </table:table-cell>
          <table:table-cell office:value-type="string">
            <text:p>Chest</text:p>
          </table:table-cell>
          <table:table-cell table:number-columns-repeated="1022"/>
        </table:table-row>
        <table:table-row table:style-name="ro1">
          <table:table-cell office:value-type="string">
            <text:p>Computed Tomography</text:p>
          </table:table-cell>
          <table:table-cell office:value-type="string">
            <text:p>Chldren ( Pediatric )</text:p>
          </table:table-cell>
          <table:table-cell table:number-columns-repeated="1022"/>
        </table:table-row>
        <table:table-row table:style-name="ro1">
          <table:table-cell office:value-type="string">
            <text:p>Computed Tomography</text:p>
          </table:table-cell>
          <table:table-cell office:value-type="string">
            <text:p>Head</text:p>
          </table:table-cell>
          <table:table-cell table:number-columns-repeated="1022"/>
        </table:table-row>
        <table:table-row table:style-name="ro1">
          <table:table-cell office:value-type="string">
            <text:p>Computed Tomography</text:p>
          </table:table-cell>
          <table:table-cell office:value-type="string">
            <text:p>Sinuses</text:p>
          </table:table-cell>
          <table:table-cell table:number-columns-repeated="1022"/>
        </table:table-row>
        <table:table-row table:style-name="ro1">
          <table:table-cell office:value-type="string">
            <text:p>Computed Tomography</text:p>
          </table:table-cell>
          <table:table-cell office:value-type="string">
            <text:p>Spine</text:p>
          </table:table-cell>
          <table:table-cell table:number-columns-repeated="1022"/>
        </table:table-row>
        <table:table-row table:style-name="ro1">
          <table:table-cell office:value-type="string">
            <text:p>Computed Tomography</text:p>
          </table:table-cell>
          <table:table-cell office:value-type="string">
            <text:p>Coronary CT Angiography</text:p>
          </table:table-cell>
          <table:table-cell table:number-columns-repeated="1022"/>
        </table:table-row>
        <table:table-row table:style-name="ro1">
          <table:table-cell office:value-type="string">
            <text:p>Computed Tomography</text:p>
          </table:table-cell>
          <table:table-cell office:value-type="string">
            <text:p>Colonography</text:p>
          </table:table-cell>
          <table:table-cell table:number-columns-repeated="1022"/>
        </table:table-row>
        <table:table-row table:style-name="ro1">
          <table:table-cell office:value-type="string">
            <text:p>Computed Tomography</text:p>
          </table:table-cell>
          <table:table-cell office:value-type="string">
            <text:p>Enterography</text:p>
          </table:table-cell>
          <table:table-cell table:number-columns-repeated="1022"/>
        </table:table-row>
        <table:table-row table:style-name="ro1">
          <table:table-cell office:value-type="string">
            <text:p>Computed Tomography</text:p>
          </table:table-cell>
          <table:table-cell office:value-type="string">
            <text:p>Discography</text:p>
          </table:table-cell>
          <table:table-cell table:number-columns-repeated="1022"/>
        </table:table-row>
        <table:table-row table:style-name="ro1">
          <table:table-cell office:value-type="string">
            <text:p>Magnetic Resonance Imaging</text:p>
          </table:table-cell>
          <table:table-cell office:value-type="string">
            <text:p>MR Arthrography</text:p>
          </table:table-cell>
          <table:table-cell table:number-columns-repeated="1022"/>
        </table:table-row>
        <table:table-row table:style-name="ro1">
          <table:table-cell office:value-type="string">
            <text:p>Magnetic Resonance Imaging</text:p>
          </table:table-cell>
          <table:table-cell office:value-type="string">
            <text:p>MR Angiography</text:p>
          </table:table-cell>
          <table:table-cell table:number-columns-repeated="1022"/>
        </table:table-row>
        <table:table-row table:style-name="ro1">
          <table:table-cell office:value-type="string">
            <text:p>Magnetic Resonance Imaging</text:p>
          </table:table-cell>
          <table:table-cell office:value-type="string">
            <text:p>MR Guided Breast Biopsy</text:p>
          </table:table-cell>
          <table:table-cell table:number-columns-repeated="1022"/>
        </table:table-row>
        <table:table-row table:style-name="ro1">
          <table:table-cell office:value-type="string">
            <text:p>Magnetic Resonance Imaging</text:p>
          </table:table-cell>
          <table:table-cell office:value-type="string">
            <text:p>MR Cholangiopancreatography (MRCP)</text:p>
          </table:table-cell>
          <table:table-cell table:number-columns-repeated="1022"/>
        </table:table-row>
        <table:table-row table:style-name="ro1">
          <table:table-cell office:value-type="string">
            <text:p>Magnetic Resonance Imaging</text:p>
          </table:table-cell>
          <table:table-cell office:value-type="string">
            <text:p>MRI Body</text:p>
          </table:table-cell>
          <table:table-cell table:number-columns-repeated="1022"/>
        </table:table-row>
        <table:table-row table:style-name="ro1">
          <table:table-cell office:value-type="string">
            <text:p>Magnetic Resonance Imaging</text:p>
          </table:table-cell>
          <table:table-cell office:value-type="string">
            <text:p>MRI Breast</text:p>
          </table:table-cell>
          <table:table-cell table:number-columns-repeated="1022"/>
        </table:table-row>
        <table:table-row table:style-name="ro1">
          <table:table-cell office:value-type="string">
            <text:p>Magnetic Resonance Imaging</text:p>
          </table:table-cell>
          <table:table-cell office:value-type="string">
            <text:p>MRI Cardiac (Heart)</text:p>
          </table:table-cell>
          <table:table-cell table:number-columns-repeated="1022"/>
        </table:table-row>
        <table:table-row table:style-name="ro1">
          <table:table-cell office:value-type="string">
            <text:p>Magnetic Resonance Imaging</text:p>
          </table:table-cell>
          <table:table-cell office:value-type="string">
            <text:p>MRI Chest</text:p>
          </table:table-cell>
          <table:table-cell table:number-columns-repeated="1022"/>
        </table:table-row>
        <table:table-row table:style-name="ro1">
          <table:table-cell office:value-type="string">
            <text:p>Magnetic Resonance Imaging</text:p>
          </table:table-cell>
          <table:table-cell office:value-type="string">
            <text:p>MRI Head</text:p>
          </table:table-cell>
          <table:table-cell table:number-columns-repeated="1022"/>
        </table:table-row>
        <table:table-row table:style-name="ro1">
          <table:table-cell office:value-type="string">
            <text:p>Magnetic Resonance Imaging</text:p>
          </table:table-cell>
          <table:table-cell office:value-type="string">
            <text:p>MRI Muskuloskeletal</text:p>
          </table:table-cell>
          <table:table-cell table:number-columns-repeated="1022"/>
        </table:table-row>
        <table:table-row table:style-name="ro1">
          <table:table-cell office:value-type="string">
            <text:p>Magnetic Resonance Imaging</text:p>
          </table:table-cell>
          <table:table-cell office:value-type="string">
            <text:p>MRI Prostate</text:p>
          </table:table-cell>
          <table:table-cell table:number-columns-repeated="1022"/>
        </table:table-row>
        <table:table-row table:style-name="ro1">
          <table:table-cell office:value-type="string">
            <text:p>Magnetic Resonance Imaging</text:p>
          </table:table-cell>
          <table:table-cell office:value-type="string">
            <text:p>MRI Spine</text:p>
          </table:table-cell>
          <table:table-cell table:number-columns-repeated="1022"/>
        </table:table-row>
        <table:table-row table:style-name="ro1">
          <table:table-cell office:value-type="string">
            <text:p>Magnetic Resonance Imaging</text:p>
          </table:table-cell>
          <table:table-cell office:value-type="string">
            <text:p>MR functional (fMRI) <text:s/>Brain </text:p>
          </table:table-cell>
          <table:table-cell table:number-columns-repeated="1022"/>
        </table:table-row>
        <table:table-row table:style-name="ro1">
          <table:table-cell office:value-type="string">
            <text:p>Magnetic Resonance Imaging</text:p>
          </table:table-cell>
          <table:table-cell office:value-type="string">
            <text:p>MR Enterography</text:p>
          </table:table-cell>
          <table:table-cell table:number-columns-repeated="1022"/>
        </table:table-row>
        <table:table-row table:style-name="ro1">
          <table:table-cell office:value-type="string">
            <text:p>Mammography</text:p>
          </table:table-cell>
          <table:table-cell office:value-type="string">
            <text:p>Galactography (Ductography)</text:p>
          </table:table-cell>
          <table:table-cell table:number-columns-repeated="1022"/>
        </table:table-row>
        <table:table-row table:style-name="ro1">
          <table:table-cell office:value-type="string">
            <text:p>Mammography</text:p>
          </table:table-cell>
          <table:table-cell office:value-type="string">
            <text:p>MRI Breast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ammography</text:p>
          </table:table-cell>
          <table:table-cell table:number-columns-repeated="1022"/>
        </table:table-row>
        <table:table-row table:style-name="ro1">
          <table:table-cell office:value-type="string">
            <text:p>Ultrasound</text:p>
          </table:table-cell>
          <table:table-cell office:value-type="string">
            <text:p>Obstetric Ultrasound</text:p>
          </table:table-cell>
          <table:table-cell table:number-columns-repeated="1022"/>
        </table:table-row>
        <table:table-row table:style-name="ro1">
          <table:table-cell office:value-type="string">
            <text:p>Ultrasound</text:p>
          </table:table-cell>
          <table:table-cell office:value-type="string">
            <text:p>Sonohysterography</text:p>
          </table:table-cell>
          <table:table-cell table:number-columns-repeated="1022"/>
        </table:table-row>
        <table:table-row table:style-name="ro1">
          <table:table-cell office:value-type="string">
            <text:p>Ultrasound</text:p>
          </table:table-cell>
          <table:table-cell office:value-type="string">
            <text:p>Ultrasound - Abdomen</text:p>
          </table:table-cell>
          <table:table-cell table:number-columns-repeated="1022"/>
        </table:table-row>
        <table:table-row table:style-name="ro1">
          <table:table-cell office:value-type="string">
            <text:p>Ultrasound</text:p>
          </table:table-cell>
          <table:table-cell office:value-type="string">
            <text:p>Ultrasound - Abdomen (Children)</text:p>
          </table:table-cell>
          <table:table-cell table:number-columns-repeated="1022"/>
        </table:table-row>
        <table:table-row table:style-name="ro1">
          <table:table-cell office:value-type="string">
            <text:p>Ultrasound</text:p>
          </table:table-cell>
          <table:table-cell office:value-type="string">
            <text:p>Ultrasound - Breast</text:p>
          </table:table-cell>
          <table:table-cell table:number-columns-repeated="1022"/>
        </table:table-row>
        <table:table-row table:style-name="ro1">
          <table:table-cell office:value-type="string">
            <text:p>Ultrasound</text:p>
          </table:table-cell>
          <table:table-cell office:value-type="string">
            <text:p>Ultrasound - Carotid</text:p>
          </table:table-cell>
          <table:table-cell table:number-columns-repeated="1022"/>
        </table:table-row>
        <table:table-row table:style-name="ro1">
          <table:table-cell office:value-type="string">
            <text:p>Ultrasound</text:p>
          </table:table-cell>
          <table:table-cell office:value-type="string">
            <text:p>Ultrasound - General</text:p>
          </table:table-cell>
          <table:table-cell table:number-columns-repeated="1022"/>
        </table:table-row>
        <table:table-row table:style-name="ro1">
          <table:table-cell office:value-type="string">
            <text:p>Ultrasound</text:p>
          </table:table-cell>
          <table:table-cell office:value-type="string">
            <text:p>Ultrasound - Musculoskeletal</text:p>
          </table:table-cell>
          <table:table-cell table:number-columns-repeated="1022"/>
        </table:table-row>
        <table:table-row table:style-name="ro1">
          <table:table-cell office:value-type="string">
            <text:p>Ultrasound</text:p>
          </table:table-cell>
          <table:table-cell office:value-type="string">
            <text:p>Ultrasound - Pelvis</text:p>
          </table:table-cell>
          <table:table-cell table:number-columns-repeated="1022"/>
        </table:table-row>
        <table:table-row table:style-name="ro1">
          <table:table-cell office:value-type="string">
            <text:p>Ultrasound</text:p>
          </table:table-cell>
          <table:table-cell office:value-type="string">
            <text:p>Ultrasound - Prostate</text:p>
          </table:table-cell>
          <table:table-cell table:number-columns-repeated="1022"/>
        </table:table-row>
        <table:table-row table:style-name="ro1">
          <table:table-cell office:value-type="string">
            <text:p>Ultrasound</text:p>
          </table:table-cell>
          <table:table-cell office:value-type="string">
            <text:p>Ultrasound - Scrotum</text:p>
          </table:table-cell>
          <table:table-cell table:number-columns-repeated="1022"/>
        </table:table-row>
        <table:table-row table:style-name="ro1">
          <table:table-cell office:value-type="string">
            <text:p>Ultrasound</text:p>
          </table:table-cell>
          <table:table-cell office:value-type="string">
            <text:p>Ultrasound - Thyroid</text:p>
          </table:table-cell>
          <table:table-cell table:number-columns-repeated="1022"/>
        </table:table-row>
        <table:table-row table:style-name="ro1">
          <table:table-cell office:value-type="string">
            <text:p>Ultrasound</text:p>
          </table:table-cell>
          <table:table-cell office:value-type="string">
            <text:p>Ultrasound - Vascular</text:p>
          </table:table-cell>
          <table:table-cell table:number-columns-repeated="1022"/>
        </table:table-row>
        <table:table-row table:style-name="ro1">
          <table:table-cell office:value-type="string">
            <text:p>Ultrasound</text:p>
          </table:table-cell>
          <table:table-cell office:value-type="string">
            <text:p>Ultrasound - Venous (Extremities)</text:p>
          </table:table-cell>
          <table:table-cell table:number-columns-repeated="1022"/>
        </table:table-row>
        <table:table-row table:style-name="ro1">
          <table:table-cell office:value-type="string">
            <text:p>Ultrasound</text:p>
          </table:table-cell>
          <table:table-cell office:value-type="string">
            <text:p>Ultrasound-Guided Breast Biopsy</text:p>
          </table:table-cell>
          <table:table-cell table:number-columns-repeated="1022"/>
        </table:table-row>
        <table:table-row table:style-name="ro1">
          <table:table-cell office:value-type="string">
            <text:p>X - Ray</text:p>
          </table:table-cell>
          <table:table-cell office:value-type="string">
            <text:p>Arthrography</text:p>
          </table:table-cell>
          <table:table-cell table:number-columns-repeated="1022"/>
        </table:table-row>
        <table:table-row table:style-name="ro1">
          <table:table-cell office:value-type="string">
            <text:p>X - Ray</text:p>
          </table:table-cell>
          <table:table-cell office:value-type="string">
            <text:p>Bone Densitometry</text:p>
          </table:table-cell>
          <table:table-cell table:number-columns-repeated="1022"/>
        </table:table-row>
        <table:table-row table:style-name="ro1">
          <table:table-cell office:value-type="string">
            <text:p>X - Ray</text:p>
          </table:table-cell>
          <table:table-cell office:value-type="string">
            <text:p>Catheter Angiography</text:p>
          </table:table-cell>
          <table:table-cell table:number-columns-repeated="1022"/>
        </table:table-row>
        <table:table-row table:style-name="ro1">
          <table:table-cell office:value-type="string">
            <text:p>X - Ray</text:p>
          </table:table-cell>
          <table:table-cell office:value-type="string">
            <text:p>Children's (Pediatric) Voiding Cystourethrogram</text:p>
          </table:table-cell>
          <table:table-cell table:number-columns-repeated="1022"/>
        </table:table-row>
        <table:table-row table:style-name="ro1">
          <table:table-cell office:value-type="string">
            <text:p>X - Ray</text:p>
          </table:table-cell>
          <table:table-cell office:value-type="string">
            <text:p>Discography</text:p>
          </table:table-cell>
          <table:table-cell table:number-columns-repeated="1022"/>
        </table:table-row>
        <table:table-row table:style-name="ro1">
          <table:table-cell office:value-type="string">
            <text:p>X - Ray</text:p>
          </table:table-cell>
          <table:table-cell office:value-type="string">
            <text:p>Galactography (Ductography)</text:p>
          </table:table-cell>
          <table:table-cell table:number-columns-repeated="1022"/>
        </table:table-row>
        <table:table-row table:style-name="ro1">
          <table:table-cell office:value-type="string">
            <text:p>X - Ray</text:p>
          </table:table-cell>
          <table:table-cell office:value-type="string">
            <text:p>Hysterosalpingography</text:p>
          </table:table-cell>
          <table:table-cell table:number-columns-repeated="1022"/>
        </table:table-row>
        <table:table-row table:style-name="ro1">
          <table:table-cell office:value-type="string">
            <text:p>X - Ray</text:p>
          </table:table-cell>
          <table:table-cell office:value-type="string">
            <text:p>Intravenous Pyelogram (IVP)</text:p>
          </table:table-cell>
          <table:table-cell table:number-columns-repeated="1022"/>
        </table:table-row>
        <table:table-row table:style-name="ro1">
          <table:table-cell office:value-type="string">
            <text:p>X - Ray</text:p>
          </table:table-cell>
          <table:table-cell office:value-type="string">
            <text:p>Mammography</text:p>
          </table:table-cell>
          <table:table-cell table:number-columns-repeated="1022"/>
        </table:table-row>
        <table:table-row table:style-name="ro1">
          <table:table-cell office:value-type="string">
            <text:p>X - Ray</text:p>
          </table:table-cell>
          <table:table-cell office:value-type="string">
            <text:p>Myelography</text:p>
          </table:table-cell>
          <table:table-cell table:number-columns-repeated="1022"/>
        </table:table-row>
        <table:table-row table:style-name="ro1">
          <table:table-cell office:value-type="string">
            <text:p>X - Ray</text:p>
          </table:table-cell>
          <table:table-cell office:value-type="string">
            <text:p>Stereotactic Breast Biopsy</text:p>
          </table:table-cell>
          <table:table-cell table:number-columns-repeated="1022"/>
        </table:table-row>
        <table:table-row table:style-name="ro1">
          <table:table-cell office:value-type="string">
            <text:p>X - Ray</text:p>
          </table:table-cell>
          <table:table-cell office:value-type="string">
            <text:p>Venography</text:p>
          </table:table-cell>
          <table:table-cell table:number-columns-repeated="1022"/>
        </table:table-row>
        <table:table-row table:style-name="ro1">
          <table:table-cell office:value-type="string">
            <text:p>X - Ray</text:p>
          </table:table-cell>
          <table:table-cell office:value-type="string">
            <text:p>Video Fluoroscopic Swallowing Exam (VFSE)</text:p>
          </table:table-cell>
          <table:table-cell table:number-columns-repeated="1022"/>
        </table:table-row>
        <table:table-row table:style-name="ro1">
          <table:table-cell office:value-type="string">
            <text:p>X - Ray</text:p>
          </table:table-cell>
          <table:table-cell office:value-type="string">
            <text:p>Bone</text:p>
          </table:table-cell>
          <table:table-cell table:number-columns-repeated="1022"/>
        </table:table-row>
        <table:table-row table:style-name="ro1">
          <table:table-cell office:value-type="string">
            <text:p>X - Ray</text:p>
          </table:table-cell>
          <table:table-cell office:value-type="string">
            <text:p>Lower GI Tract</text:p>
          </table:table-cell>
          <table:table-cell table:number-columns-repeated="1022"/>
        </table:table-row>
        <table:table-row table:style-name="ro1">
          <table:table-cell office:value-type="string">
            <text:p>X - Ray</text:p>
          </table:table-cell>
          <table:table-cell office:value-type="string">
            <text:p>Upper GI Tract</text:p>
          </table:table-cell>
          <table:table-cell table:number-columns-repeated="1022"/>
        </table:table-row>
        <table:table-row table:style-name="ro1">
          <table:table-cell office:value-type="string">
            <text:p>X - Ray</text:p>
          </table:table-cell>
          <table:table-cell office:value-type="string">
            <text:p>Chest </text:p>
          </table:table-cell>
          <table:table-cell office:value-type="string">
            <text:p>PA view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Chest </text:p>
          </table:table-cell>
          <table:table-cell office:value-type="string">
            <text:p>AP view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Chest </text:p>
          </table:table-cell>
          <table:table-cell office:value-type="string">
            <text:p>Lateral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Chest </text:p>
          </table:table-cell>
          <table:table-cell office:value-type="string">
            <text:p>Oblique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Chest </text:p>
          </table:table-cell>
          <table:table-cell office:value-type="string">
            <text:p>Lordotic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Chest </text:p>
          </table:table-cell>
          <table:table-cell office:value-type="string">
            <text:p>Expiratory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Chest </text:p>
          </table:table-cell>
          <table:table-cell office:value-type="string">
            <text:p>Decubitus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Hip</text:p>
          </table:table-cell>
          <table:table-cell office:value-type="string">
            <text:p>AP view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Hip</text:p>
          </table:table-cell>
          <table:table-cell office:value-type="string">
            <text:p>Surgical lateral view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Hip</text:p>
          </table:table-cell>
          <table:table-cell office:value-type="string">
            <text:p>Frogleg lateral view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Acetabular component </text:p>
          </table:table-cell>
          <table:table-cell office:value-type="string">
            <text:p>Cross table lateral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Acetabular component </text:p>
          </table:table-cell>
          <table:table-cell office:value-type="string">
            <text:p>Lowenstein lateral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Pelvis</text:p>
          </table:table-cell>
          <table:table-cell office:value-type="string">
            <text:p>AP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Pelvis</text:p>
          </table:table-cell>
          <table:table-cell office:value-type="string">
            <text:p>Inlet and outlet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Pelvis</text:p>
          </table:table-cell>
          <table:table-cell office:value-type="string">
            <text:p>Judet view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Pelvis</text:p>
          </table:table-cell>
          <table:table-cell office:value-type="string">
            <text:p>Lateral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Pelvis</text:p>
          </table:table-cell>
          <table:table-cell office:value-type="string">
            <text:p>Sacroiliac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Pelvis</text:p>
          </table:table-cell>
          <table:table-cell office:value-type="string">
            <text:p>Push-pull views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Femur</text:p>
          </table:table-cell>
          <table:table-cell office:value-type="string">
            <text:p>AP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Femur</text:p>
          </table:table-cell>
          <table:table-cell office:value-type="string">
            <text:p>Lateral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Femur</text:p>
          </table:table-cell>
          <table:table-cell office:value-type="string">
            <text:p>Internal rotation view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Knee</text:p>
          </table:table-cell>
          <table:table-cell office:value-type="string">
            <text:p>AP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Knee</text:p>
          </table:table-cell>
          <table:table-cell office:value-type="string">
            <text:p>Lateral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Knee</text:p>
          </table:table-cell>
          <table:table-cell office:value-type="string">
            <text:p>Sky line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Ankle</text:p>
          </table:table-cell>
          <table:table-cell office:value-type="string">
            <text:p>AP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Ankle</text:p>
          </table:table-cell>
          <table:table-cell office:value-type="string">
            <text:p>Lateral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Ankle</text:p>
          </table:table-cell>
          <table:table-cell office:value-type="string">
            <text:p>Mortise</text:p>
          </table:table-cell>
          <table:table-cell table:number-columns-repeated="1021"/>
        </table:table-row>
        <table:table-row table:style-name="ro2">
          <table:table-cell office:value-type="string">
            <text:p>X - Ray</text:p>
          </table:table-cell>
          <table:table-cell office:value-type="string">
            <text:p>Ankle</text:p>
          </table:table-cell>
          <table:table-cell office:value-type="string">
            <text:p>Weight Bearing Anterior Posterior (AP) view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Ankle</text:p>
          </table:table-cell>
          <table:table-cell office:value-type="string">
            <text:p>Weight Bearing Lateral (Lat) view</text:p>
          </table:table-cell>
          <table:table-cell table:number-columns-repeated="1021"/>
        </table:table-row>
        <table:table-row table:style-name="ro2">
          <table:table-cell office:value-type="string">
            <text:p>X - Ray</text:p>
          </table:table-cell>
          <table:table-cell office:value-type="string">
            <text:p>Ankle</text:p>
          </table:table-cell>
          <table:table-cell office:value-type="string">
            <text:p>Ankle Mortice Medial Oblique (MO) view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Ankle</text:p>
          </table:table-cell>
          <table:table-cell office:value-type="string">
            <text:p>Inversion Stress view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Ankle</text:p>
          </table:table-cell>
          <table:table-cell office:value-type="string">
            <text:p>Axial Calcaneus view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Ankle</text:p>
          </table:table-cell>
          <table:table-cell office:value-type="string">
            <text:p>Plantar Axial (Ski Jump) view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Ankle</text:p>
          </table:table-cell>
          <table:table-cell office:value-type="string">
            <text:p>lition View (Harris and Beath) view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Ankle</text:p>
          </table:table-cell>
          <table:table-cell office:value-type="string">
            <text:p>erwood view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Foot</text:p>
          </table:table-cell>
          <table:table-cell office:value-type="string">
            <text:p>AP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Foot</text:p>
          </table:table-cell>
          <table:table-cell office:value-type="string">
            <text:p>Lateral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Foot</text:p>
          </table:table-cell>
          <table:table-cell office:value-type="string">
            <text:p>Forced dorsiflexion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Foot</text:p>
          </table:table-cell>
          <table:table-cell office:value-type="string">
            <text:p>Weight Bearing Dorsoplantar (DP) view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Foot</text:p>
          </table:table-cell>
          <table:table-cell office:value-type="string">
            <text:p>Weight Bearing Lateral (Lat) view</text:p>
          </table:table-cell>
          <table:table-cell table:number-columns-repeated="1021"/>
        </table:table-row>
        <table:table-row table:style-name="ro2">
          <table:table-cell office:value-type="string">
            <text:p>X - Ray</text:p>
          </table:table-cell>
          <table:table-cell office:value-type="string">
            <text:p>Foot</text:p>
          </table:table-cell>
          <table:table-cell office:value-type="string">
            <text:p>Non Weight Bearing Medial oblique (MO) view</text:p>
          </table:table-cell>
          <table:table-cell table:number-columns-repeated="1021"/>
        </table:table-row>
        <table:table-row table:style-name="ro2">
          <table:table-cell office:value-type="string">
            <text:p>X - Ray</text:p>
          </table:table-cell>
          <table:table-cell office:value-type="string">
            <text:p>Foot</text:p>
          </table:table-cell>
          <table:table-cell office:value-type="string">
            <text:p>Non Weight Bearing Lateral oblique (LO) view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Foot</text:p>
          </table:table-cell>
          <table:table-cell office:value-type="string">
            <text:p>Lateral Hallux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Foot</text:p>
          </table:table-cell>
          <table:table-cell office:value-type="string">
            <text:p>Composite Dorsoplantar (DP) view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Shoulder</text:p>
          </table:table-cell>
          <table:table-cell office:value-type="string">
            <text:p>Apical Oblique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Shoulder</text:p>
          </table:table-cell>
          <table:table-cell office:value-type="string">
            <text:p>Axillary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Shoulder</text:p>
          </table:table-cell>
          <table:table-cell office:value-type="string">
            <text:p>True AP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Shoulder</text:p>
          </table:table-cell>
          <table:table-cell office:value-type="string">
            <text:p>Transscapular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Shoulder</text:p>
          </table:table-cell>
          <table:table-cell office:value-type="string">
            <text:p>West point axillary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Elbow</text:p>
          </table:table-cell>
          <table:table-cell office:value-type="string">
            <text:p>AP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Elbow</text:p>
          </table:table-cell>
          <table:table-cell office:value-type="string">
            <text:p>Lateral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Elbow</text:p>
          </table:table-cell>
          <table:table-cell office:value-type="string">
            <text:p>Oblique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Arm and forearm</text:p>
          </table:table-cell>
          <table:table-cell office:value-type="string">
            <text:p>AP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Arm and forearm</text:p>
          </table:table-cell>
          <table:table-cell office:value-type="string">
            <text:p>Lateral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Wrist </text:p>
          </table:table-cell>
          <table:table-cell office:value-type="string">
            <text:p>PA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Wrist </text:p>
          </table:table-cell>
          <table:table-cell office:value-type="string">
            <text:p>Lateral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Wrist </text:p>
          </table:table-cell>
          <table:table-cell office:value-type="string">
            <text:p>Oblique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Hand</text:p>
          </table:table-cell>
          <table:table-cell office:value-type="string">
            <text:p>PA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Hand</text:p>
          </table:table-cell>
          <table:table-cell office:value-type="string">
            <text:p>Lateral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Hand</text:p>
          </table:table-cell>
          <table:table-cell office:value-type="string">
            <text:p>Oblique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Finger</text:p>
          </table:table-cell>
          <table:table-cell office:value-type="string">
            <text:p>PA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Finger</text:p>
          </table:table-cell>
          <table:table-cell office:value-type="string">
            <text:p>Lateral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Finger</text:p>
          </table:table-cell>
          <table:table-cell office:value-type="string">
            <text:p>Oblique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Thumb</text:p>
          </table:table-cell>
          <table:table-cell office:value-type="string">
            <text:p>Lateral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Thumb</text:p>
          </table:table-cell>
          <table:table-cell office:value-type="string">
            <text:p>Oblique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Thumb</text:p>
          </table:table-cell>
          <table:table-cell office:value-type="string">
            <text:p>Roberts (AP)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Thumb</text:p>
          </table:table-cell>
          <table:table-cell office:value-type="string">
            <text:p>Basal joint stress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Spine (Cervical/Throacic/Lumbar) </text:p>
          </table:table-cell>
          <table:table-cell office:value-type="string">
            <text:p>Frontal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Spine (Cervical/Throacic/Lumbar) </text:p>
          </table:table-cell>
          <table:table-cell office:value-type="string">
            <text:p>Lateral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Spine (Cervical/Throacic/Lumbar) </text:p>
          </table:table-cell>
          <table:table-cell office:value-type="string">
            <text:p>Flexion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Spine (Cervical/Throacic/Lumbar) </text:p>
          </table:table-cell>
          <table:table-cell office:value-type="string">
            <text:p>Extension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Spine (Cervical/Throacic/Lumbar) </text:p>
          </table:table-cell>
          <table:table-cell office:value-type="string">
            <text:p>Oblique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ENT </text:p>
          </table:table-cell>
          <table:table-cell office:value-type="string">
            <text:p>Water's view/Occipitomental (for PNS)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ENT </text:p>
          </table:table-cell>
          <table:table-cell office:value-type="string">
            <text:p>Caldwell's/Occipitofrontal (for PNS)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ENT </text:p>
          </table:table-cell>
          <table:table-cell office:value-type="string">
            <text:p>Lateral view (for PNS)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ENT </text:p>
          </table:table-cell>
          <table:table-cell office:value-type="string">
            <text:p>Pierr's view (for PNS)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ENT </text:p>
          </table:table-cell>
          <table:table-cell office:value-type="string">
            <text:p>Optic canal view/ Rhese view</text:p>
          </table:table-cell>
          <table:table-cell table:number-columns-repeated="1021"/>
        </table:table-row>
        <table:table-row table:style-name="ro2">
          <table:table-cell office:value-type="string">
            <text:p>X - Ray</text:p>
          </table:table-cell>
          <table:table-cell office:value-type="string">
            <text:p>ENT </text:p>
          </table:table-cell>
          <table:table-cell office:value-type="string">
            <text:p>Lateral projection for nasal bone visualiaztion</text:p>
          </table:table-cell>
          <table:table-cell table:number-columns-repeated="1021"/>
        </table:table-row>
        <table:table-row table:style-name="ro2">
          <table:table-cell office:value-type="string">
            <text:p>X - Ray</text:p>
          </table:table-cell>
          <table:table-cell office:value-type="string">
            <text:p>ENT </text:p>
          </table:table-cell>
          <table:table-cell office:value-type="string">
            <text:p>Tangential projection for nasal bone visualiaztion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ENT </text:p>
          </table:table-cell>
          <table:table-cell office:value-type="string">
            <text:p>Lateral view of neck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ENT </text:p>
          </table:table-cell>
          <table:table-cell office:value-type="string">
            <text:p>Law's projection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ENT </text:p>
          </table:table-cell>
          <table:table-cell office:value-type="string">
            <text:p>Schuller's view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ENT </text:p>
          </table:table-cell>
          <table:table-cell office:value-type="string">
            <text:p>Owens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ENT </text:p>
          </table:table-cell>
          <table:table-cell office:value-type="string">
            <text:p>Chause III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ENT </text:p>
          </table:table-cell>
          <table:table-cell office:value-type="string">
            <text:p>Transorbital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ENT </text:p>
          </table:table-cell>
          <table:table-cell office:value-type="string">
            <text:p>Stenver's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ENT </text:p>
          </table:table-cell>
          <table:table-cell office:value-type="string">
            <text:p>Town's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ENT </text:p>
          </table:table-cell>
          <table:table-cell office:value-type="string">
            <text:p>Lateral view of nasopharynx</text:p>
          </table:table-cell>
          <table:table-cell table:number-columns-repeated="1021"/>
        </table:table-row>
        <table:table-row table:style-name="ro2">
          <table:table-cell office:value-type="string">
            <text:p>X - Ray</text:p>
          </table:table-cell>
          <table:table-cell office:value-type="string">
            <text:p>ENT </text:p>
          </table:table-cell>
          <table:table-cell office:value-type="string">
            <text:p>Lateral oblique view with open mouth position for parotid gland</text:p>
          </table:table-cell>
          <table:table-cell table:number-columns-repeated="1021"/>
        </table:table-row>
        <table:table-row table:style-name="ro3">
          <table:table-cell office:value-type="string">
            <text:p>X - Ray</text:p>
          </table:table-cell>
          <table:table-cell office:value-type="string">
            <text:p>ENT </text:p>
          </table:table-cell>
          <table:table-cell office:value-type="string">
            <text:p>Lateral view with floor of mouth depressed with wooden spatula for submandibular glands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ENT </text:p>
          </table:table-cell>
          <table:table-cell office:value-type="string">
            <text:p>Barium swallow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Abdomen </text:p>
          </table:table-cell>
          <table:table-cell office:value-type="string">
            <text:p>Erect AP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Abdomen </text:p>
          </table:table-cell>
          <table:table-cell office:value-type="string">
            <text:p>Supine AP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Abdomen </text:p>
          </table:table-cell>
          <table:table-cell office:value-type="string">
            <text:p>Barium swallow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Abdomen </text:p>
          </table:table-cell>
          <table:table-cell office:value-type="string">
            <text:p>Barium enema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Abdomen </text:p>
          </table:table-cell>
          <table:table-cell office:value-type="string">
            <text:p>Enteroclysis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Abdomen </text:p>
          </table:table-cell>
          <table:table-cell office:value-type="string">
            <text:p>Barium follow through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Renal System</text:p>
          </table:table-cell>
          <table:table-cell office:value-type="string">
            <text:p>Xray KUB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Renal System</text:p>
          </table:table-cell>
          <table:table-cell office:value-type="string">
            <text:p>Intravenous urogram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Renal System</text:p>
          </table:table-cell>
          <table:table-cell office:value-type="string">
            <text:p>Retrograde uretropyelography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Renal System</text:p>
          </table:table-cell>
          <table:table-cell office:value-type="string">
            <text:p>Antegrade pyelography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Renal System</text:p>
          </table:table-cell>
          <table:table-cell office:value-type="string">
            <text:p>Digital subtraction arteriography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Renal System</text:p>
          </table:table-cell>
          <table:table-cell office:value-type="string">
            <text:p>Cystography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Renal System</text:p>
          </table:table-cell>
          <table:table-cell office:value-type="string">
            <text:p>Urethrography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Dental Intraoral</text:p>
          </table:table-cell>
          <table:table-cell office:value-type="string">
            <text:p>Periapical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Dental Intraoral</text:p>
          </table:table-cell>
          <table:table-cell office:value-type="string">
            <text:p>Bitewing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Dental Intraoral</text:p>
          </table:table-cell>
          <table:table-cell office:value-type="string">
            <text:p>Occlusal view</text:p>
          </table:table-cell>
          <table:table-cell table:number-columns-repeated="1021"/>
        </table:table-row>
        <table:table-row table:style-name="ro2">
          <table:table-cell office:value-type="string">
            <text:p>X - Ray</text:p>
          </table:table-cell>
          <table:table-cell office:value-type="string">
            <text:p>Dental Intraoral</text:p>
          </table:table-cell>
          <table:table-cell office:value-type="string">
            <text:p>The full mouth series is composed of 18 films: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Dental Intraoral</text:p>
          </table:table-cell>
          <table:table-cell office:value-type="string">
            <text:p>four bitewings 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Dental Intraoral</text:p>
          </table:table-cell>
          <table:table-cell office:value-type="string">
            <text:p>two molar bitewings (left and right) 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Dental Intraoral</text:p>
          </table:table-cell>
          <table:table-cell office:value-type="string">
            <text:p>two premolar bitewings (left and right) 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Dental Intraoral</text:p>
          </table:table-cell>
          <table:table-cell office:value-type="string">
            <text:p>eight posterior periapicals </text:p>
          </table:table-cell>
          <table:table-cell table:number-columns-repeated="1021"/>
        </table:table-row>
        <table:table-row table:style-name="ro2">
          <table:table-cell office:value-type="string">
            <text:p>X - Ray</text:p>
          </table:table-cell>
          <table:table-cell office:value-type="string">
            <text:p>Dental Intraoral</text:p>
          </table:table-cell>
          <table:table-cell office:value-type="string">
            <text:p>two maxillary molar periapicals (left and right) </text:p>
          </table:table-cell>
          <table:table-cell table:number-columns-repeated="1021"/>
        </table:table-row>
        <table:table-row table:style-name="ro2">
          <table:table-cell office:value-type="string">
            <text:p>X - Ray</text:p>
          </table:table-cell>
          <table:table-cell office:value-type="string">
            <text:p>Dental Intraoral</text:p>
          </table:table-cell>
          <table:table-cell office:value-type="string">
            <text:p>two maxillary premolar periapicals (left and right) </text:p>
          </table:table-cell>
          <table:table-cell table:number-columns-repeated="1021"/>
        </table:table-row>
        <table:table-row table:style-name="ro2">
          <table:table-cell office:value-type="string">
            <text:p>X - Ray</text:p>
          </table:table-cell>
          <table:table-cell office:value-type="string">
            <text:p>Dental Intraoral</text:p>
          </table:table-cell>
          <table:table-cell office:value-type="string">
            <text:p>two mandibular molar periapicals (left and right) </text:p>
          </table:table-cell>
          <table:table-cell table:number-columns-repeated="1021"/>
        </table:table-row>
        <table:table-row table:style-name="ro2">
          <table:table-cell office:value-type="string">
            <text:p>X - Ray</text:p>
          </table:table-cell>
          <table:table-cell office:value-type="string">
            <text:p>Dental Intraoral</text:p>
          </table:table-cell>
          <table:table-cell office:value-type="string">
            <text:p>two mandibular premolar periapicals (left and right) 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Dental Intraoral</text:p>
          </table:table-cell>
          <table:table-cell office:value-type="string">
            <text:p>six anterior periapicals </text:p>
          </table:table-cell>
          <table:table-cell table:number-columns-repeated="1021"/>
        </table:table-row>
        <table:table-row table:style-name="ro2">
          <table:table-cell office:value-type="string">
            <text:p>X - Ray</text:p>
          </table:table-cell>
          <table:table-cell office:value-type="string">
            <text:p>Dental Intraoral</text:p>
          </table:table-cell>
          <table:table-cell office:value-type="string">
            <text:p>two maxillary canine-lateral incisor periapicals (left and right)</text:p>
          </table:table-cell>
          <table:table-cell table:number-columns-repeated="1021"/>
        </table:table-row>
        <table:table-row table:style-name="ro2">
          <table:table-cell office:value-type="string">
            <text:p>X - Ray</text:p>
          </table:table-cell>
          <table:table-cell office:value-type="string">
            <text:p>Dental Intraoral</text:p>
          </table:table-cell>
          <table:table-cell office:value-type="string">
            <text:p>two mandibular canine-lateral incisor periapicals (left and right)</text:p>
          </table:table-cell>
          <table:table-cell table:number-columns-repeated="1021"/>
        </table:table-row>
        <table:table-row table:style-name="ro2">
          <table:table-cell office:value-type="string">
            <text:p>X - Ray</text:p>
          </table:table-cell>
          <table:table-cell office:value-type="string">
            <text:p>Dental Intraoral</text:p>
          </table:table-cell>
          <table:table-cell office:value-type="string">
            <text:p>two central incisor periapicals (maxillary and mandibular) 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Dental Extraoral</text:p>
          </table:table-cell>
          <table:table-cell office:value-type="string">
            <text:p>Panoramic view/ Orthopantomogram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Dental Extraoral</text:p>
          </table:table-cell>
          <table:table-cell office:value-type="string">
            <text:p>lateral cephalogram</text:p>
          </table:table-cell>
          <table:table-cell table:number-columns-repeated="1021"/>
        </table:table-row>
        <table:table-row table:style-name="ro1">
          <table:table-cell office:value-type="string">
            <text:p>X - Ray</text:p>
          </table:table-cell>
          <table:table-cell office:value-type="string">
            <text:p>Dental Extraoral</text:p>
          </table:table-cell>
          <table:table-cell office:value-type="string">
            <text:p>AP view</text:p>
          </table:table-cell>
          <table:table-cell table:number-columns-repeated="1021"/>
        </table:table-row>
        <table:table-row table:style-name="ro4" table:number-rows-repeated="104839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12" table:number-columns-repeated="1024" table:default-cell-style-name="Default"/>
        <table:table-row table:style-name="ro4">
          <table:table-cell table:number-columns-repeated="1024"/>
        </table:table-row>
      </table:table>
      <table:table table:name="Sheet3" table:style-name="ta3">
        <table:table-column table:style-name="co12" table:number-columns-repeated="1024" table:default-cell-style-name="Default"/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en" number:country="GB">
      <number:number number:decimal-places="0" number:min-integer-digits="1" number:grouping="true"/>
    </number:number-style>
    <number:number-style style:name="N5116" number:language="en" number:country="GB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n" number:country="GB">
      <number:number number:decimal-places="0" number:min-integer-digits="1" number:grouping="true"/>
    </number:number-style>
    <number:number-style style:name="N5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en" number:country="GB">
      <number:number number:decimal-places="2" number:min-integer-digits="1" number:grouping="true"/>
    </number:number-style>
    <number:number-style style:name="N5118" number:language="en" number:country="GB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n" number:country="GB">
      <number:number number:decimal-places="2" number:min-integer-digits="1" number:grouping="true"/>
    </number:number-style>
    <number:number-style style:name="N5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0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5120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20P2" style:volatile="true" number:language="en" number:country="GB">
      <number:text> - </number:text>
    </number:number-style>
    <number:text-style style:name="N5120" number:language="en" number:country="GB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1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1P2" style:volatile="true" number:language="en" number:country="GB">
      <number:text> £- </number:text>
    </number:number-style>
    <number:text-style style:name="N5121" number:language="en" number:country="GB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5122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2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2" number:language="en" number:country="GB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23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23" number:language="en" number:country="GB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en" number:country="GB">
      <number:minutes number:style="long"/>
      <number:text>:</number:text>
      <number:seconds number:style="long"/>
    </number:time-style>
    <number:time-style style:name="N5125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en" number:country="GB">
      <number:minutes number:style="long"/>
      <number:text>:</number:text>
      <number:seconds number:style="long" number:decimal-places="1"/>
    </number:time-style>
    <number:number-style style:name="N5127" number:language="en" number:country="GB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1-08-25T10:59:52</dc:date>
    <meta:generator>LibreOffice/3.5$Linux_x86 LibreOffice_project/350m1$Build-2</meta:generator>
    <meta:document-statistic meta:table-count="3" meta:cell-count="50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